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761f4" officeooo:paragraph-rsid="0215af7e"/>
    </style:style>
    <style:style style:name="P4" style:family="paragraph" style:parent-style-name="Standard">
      <style:text-properties officeooo:paragraph-rsid="0215af7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ef6a" officeooo:paragraph-rsid="021aef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bc24b" officeooo:paragraph-rsid="021bc24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cb7d3" officeooo:paragraph-rsid="021cb7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e024e" officeooo:paragraph-rsid="021e02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fbe96" officeooo:paragraph-rsid="021fbe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0136d" officeooo:paragraph-rsid="022013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997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997" officeooo:paragraph-rsid="022179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17e1d" officeooo:paragraph-rsid="02217e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23161c" officeooo:paragraph-rsid="022316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3" style:family="paragraph" style:parent-style-name="Exalted">
      <style:text-properties officeooo:rsid="022761b2" officeooo:paragraph-rsid="022761b2"/>
    </style:style>
    <style:style style:name="P44" style:family="paragraph" style:parent-style-name="Exalted">
      <style:text-properties officeooo:rsid="0228fc68" officeooo:paragraph-rsid="0228fc68"/>
    </style:style>
    <style:style style:name="P45" style:family="paragraph" style:parent-style-name="Exalted">
      <style:text-properties officeooo:rsid="022ae3a2" officeooo:paragraph-rsid="022ae3a2"/>
    </style:style>
    <style:style style:name="P46" style:family="paragraph" style:parent-style-name="Exalted">
      <style:text-properties officeooo:rsid="022b4e21" officeooo:paragraph-rsid="022b4e21"/>
    </style:style>
    <style:style style:name="P47" style:family="paragraph" style:parent-style-name="Exalted">
      <style:text-properties officeooo:rsid="022debea" officeooo:paragraph-rsid="022debea"/>
    </style:style>
    <style:style style:name="P48" style:family="paragraph" style:parent-style-name="Exalted">
      <style:text-properties officeooo:rsid="022b4e21" officeooo:paragraph-rsid="02130696"/>
    </style:style>
    <style:style style:name="P49" style:family="paragraph" style:parent-style-name="Heading_20_1">
      <style:text-properties officeooo:rsid="0231024f" officeooo:paragraph-rsid="0231024f"/>
    </style:style>
    <style:style style:name="P50" style:family="paragraph" style:parent-style-name="Heading_20_2">
      <style:paragraph-properties fo:break-before="column"/>
    </style:style>
    <style:style style:name="P51" style:family="paragraph" style:parent-style-name="Heading_20_2">
      <style:text-properties officeooo:rsid="02326174" officeooo:paragraph-rsid="02326174"/>
    </style:style>
    <style:style style:name="P52" style:family="paragraph" style:parent-style-name="Heading_20_3">
      <style:text-properties officeooo:rsid="022761b2" officeooo:paragraph-rsid="022761b2"/>
    </style:style>
    <style:style style:name="P53" style:family="paragraph" style:parent-style-name="Heading_20_3">
      <style:text-properties officeooo:rsid="022ae3a2" officeooo:paragraph-rsid="022ae3a2"/>
    </style:style>
    <style:style style:name="P54" style:family="paragraph" style:parent-style-name="Heading_20_3">
      <style:text-properties officeooo:rsid="022b4e21" officeooo:paragraph-rsid="022b4e21"/>
    </style:style>
    <style:style style:name="T1" style:family="text">
      <style:text-properties fo:font-variant="small-caps" fo:color="#1c1c1c" loext:opacity="100%" style:font-name="Goudy Old Style" fo:font-size="20pt" fo:font-style="normal" fo:text-shadow="none" fo:font-weight="bold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2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3" style:family="text">
      <style:text-properties officeooo:rsid="021408f7"/>
    </style:style>
    <style:style style:name="T4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5" style:family="text">
      <style:text-properties officeooo:rsid="0215af7e"/>
    </style:style>
    <style:style style:name="T6" style:family="text">
      <style:text-properties officeooo:rsid="0216685c"/>
    </style:style>
    <style:style style:name="T7" style:family="text">
      <style:text-properties officeooo:rsid="02177ca7"/>
    </style:style>
    <style:style style:name="T8" style:family="text">
      <style:text-properties officeooo:rsid="021a760d"/>
    </style:style>
    <style:style style:name="T9" style:family="text">
      <style:text-properties officeooo:rsid="021cb7d3"/>
    </style:style>
    <style:style style:name="T10" style:family="text">
      <style:text-properties officeooo:rsid="0221799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227f7c3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227f7c3" style:font-style-asian="normal" style:font-style-complex="normal"/>
    </style:style>
    <style:style style:name="T15" style:family="text">
      <style:text-properties officeooo:rsid="02217e1d"/>
    </style:style>
    <style:style style:name="T16" style:family="text">
      <style:text-properties officeooo:rsid="0223161c"/>
    </style:style>
    <style:style style:name="T17" style:family="text">
      <style:text-properties officeooo:rsid="0224a141"/>
    </style:style>
    <style:style style:name="T18" style:family="text">
      <style:text-properties officeooo:rsid="0227f7c3"/>
    </style:style>
    <style:style style:name="T19" style:family="text">
      <style:text-properties officeooo:rsid="0228fc68"/>
    </style:style>
    <style:style style:name="T20" style:family="text">
      <style:text-properties officeooo:rsid="022ae3a2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Storytelling</text:h>
      <text:p text:style-name="Exalted"/>
      <text:p text:style-name="Exalted"/>
      <text:section text:style-name="Sect1" text:name="TextSection">
        <text:h text:style-name="P51" text:outline-level="2"><text:span text:style-name="T2">H</text:span><text:span text:style-name="T1">ow do I run this game?</text:span></text:h>
        <text:p text:style-name="P48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2-28T09:13:35.124000000</dc:date>
    <meta:editing-cycles>512</meta:editing-cycles>
    <meta:editing-duration>P1DT23H27M23S</meta:editing-duration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11" meta:character-count="39" meta:non-whitespace-character-count="34"/>
  </office:meta>
</office:document-meta>
</file>